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987" officeooo:paragraph-rsid="000f0987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f0987" officeooo:paragraph-rsid="000f098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rme sobre las consultas:</text:p>
      <text:p text:style-name="P1"/>
      <text:p text:style-name="P1"/>
      <text:p text:style-name="P1">En el informe, se haga un breve análisis de las consultas propuestas; por cada</text:p>
      <text:p text:style-name="P1">una, se describan las relaciones y las entidades que hay que cruzar para contestar</text:p>
      <text:p text:style-name="P1">la pregun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4:10:44.518712063</meta:creation-date>
    <dc:date>2016-10-14T14:11:59.953702048</dc:date>
    <meta:editing-duration>PT1M15S</meta:editing-duration>
    <meta:editing-cycles>1</meta:editing-cycles>
    <meta:document-statistic meta:table-count="0" meta:image-count="0" meta:object-count="0" meta:page-count="1" meta:paragraph-count="4" meta:word-count="34" meta:character-count="199" meta:non-whitespace-character-count="169"/>
    <meta:generator>LibreOffice/5.1.4.2$Linux_X86_64 LibreOffice_project/10m0$Build-2</meta:generator>
  </office:meta>
</office:document-meta>
</file>